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font-name="Liberation Serif" fo:font-size="12pt" style:font-size-asian="12pt" style:font-size-complex="12pt"/>
    </style:style>
    <style:style style:name="P3" style:family="paragraph" style:parent-style-name="Standard">
      <style:text-properties officeooo:rsid="001ac991" officeooo:paragraph-rsid="001ac991"/>
    </style:style>
    <style:style style:name="P4" style:family="paragraph" style:parent-style-name="Standard">
      <style:text-properties fo:color="#729fcf" officeooo:rsid="001ac991" officeooo:paragraph-rsid="001ac991"/>
    </style:style>
    <style:style style:name="P5" style:family="paragraph" style:parent-style-name="Standard">
      <style:text-properties fo:color="#729fcf" officeooo:rsid="001c1c69" officeooo:paragraph-rsid="001c1c69"/>
    </style:style>
    <style:style style:name="P6" style:family="paragraph" style:parent-style-name="Standard">
      <style:text-properties fo:color="#000000" style:text-line-through-style="none" style:text-line-through-type="none" style:font-name="Liberation Serif" fo:font-size="12pt" style:text-underline-style="none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fo:color="#729fcf" officeooo:rsid="00191b61" officeooo:paragraph-rsid="00191b61"/>
    </style:style>
    <style:style style:name="P9" style:family="paragraph" style:parent-style-name="Standard">
      <style:text-properties fo:color="#729fcf" officeooo:rsid="001e1b2f" officeooo:paragraph-rsid="001e1b2f"/>
    </style:style>
    <style:style style:name="P10" style:family="paragraph" style:parent-style-name="Standard">
      <style:text-properties fo:color="#729fcf" officeooo:rsid="001ac991" officeooo:paragraph-rsid="001ac991"/>
    </style:style>
    <style:style style:name="P11" style:family="paragraph" style:parent-style-name="Standard">
      <style:text-properties fo:color="#729fcf" officeooo:rsid="001ff404" officeooo:paragraph-rsid="001ff404"/>
    </style:style>
    <style:style style:name="P12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T1" style:family="text">
      <style:text-properties fo:color="#000000" style:text-line-through-style="none" style:text-line-through-type="none" style:text-underline-style="none"/>
    </style:style>
    <style:style style:name="T2" style:family="text">
      <style:text-properties fo:color="#000000" style:text-line-through-style="none" style:text-line-through-type="none" style:text-underline-style="none" fo:font-weight="bold" style:font-weight-asian="bold" style:font-weight-complex="bold"/>
    </style:style>
    <style:style style:name="T3" style:family="text">
      <style:text-properties officeooo:rsid="001ac991"/>
    </style:style>
    <style:style style:name="T4" style:family="text">
      <style:text-properties officeooo:rsid="001c1c69"/>
    </style:style>
    <style:style style:name="T5" style:family="text">
      <style:text-properties officeooo:rsid="001e1b2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1.</text:span><text:span text:style-name="T1"> </text:span><text:span text:style-name="T2">¿Qué ciclo de vida elegiríamos para resolver un problema que se</text:span></text:p>
      <text:p text:style-name="P6">comprende bien desde el principio y está muy estructurado?</text:p>
      <text:p text:style-name="Standard"/>
      <text:p text:style-name="P8">RAD<text:span text:style-name="T5">(si hay prisa en el proyecto)</text:span></text:p>
      <text:p text:style-name="P9">Cascada o clasico.</text:p>
      <text:p text:style-name="Standard"/>
      <text:p text:style-name="Standard"/>
      <text:p text:style-name="P1">2. Se supone que se va desarrollar una aplicación relativa a la gestión</text:p>
      <text:p text:style-name="P1">de pedidos de una empresa. En este caso el cliente no tiene todavía</text:p>
      <text:p text:style-name="P1">muy claro qué es lo que quiere. Además, el personal informático va a</text:p>
      <text:p text:style-name="P1">utilizar un tecnología que le resulta completamente nueva. Elige qué</text:p>
      <text:p text:style-name="P1">tipo de ciclo de vida es más apropiado y cuales serian los pasos a</text:p>
      <text:p text:style-name="P1">seguir.</text:p>
      <text:p text:style-name="P3"/>
      <text:p text:style-name="P4">Prototipo<text:span text:style-name="T5">(ya que el cliente no lo tiene claro)</text:span></text:p>
      <text:p text:style-name="Standard"/>
      <text:p text:style-name="P1">3. Indicar la(s) respuesta(s) correcta(s) y razonar la respuesta:</text:p>
      <text:p text:style-name="P1">El ciclo de vida:</text:p>
      <text:p text:style-name="P1">1) Comienza con una idea o necesidad que satisfacer y acaba con las</text:p>
      <text:p text:style-name="P1">pruebas satisfactorias del producto.</text:p>
      <text:p text:style-name="Standard"/>
      <text:p text:style-name="P4">Falso, ya que el ciclo de vida termina cuando se deja de tener mantenimiento.</text:p>
      <text:p text:style-name="Standard"/>
      <text:p text:style-name="P1">2) No existe ningún estándar que describa sus procesos y actividades.</text:p>
      <text:p text:style-name="Standard"/>
      <text:p text:style-name="P4">Falso. Esta definida <text:s/>en etapas<text:span text:style-name="T4">(Obtención de requisitos, análisis de requisitos, limitaciones, especificación, arquitectura, programación, desarrollo de la aplicación, pruebas de software, implementación, documentación y mantenimiento.)</text:span></text:p>
      <text:p text:style-name="Standard"/>
      <text:p text:style-name="P1">3) No se trata <text:span text:style-name="T3">solo</text:span> de realizar el análisis, diseño, codificación y pruebas;</text:p>
      <text:p text:style-name="P1">también incluye, entre otros, procesos de soporte.</text:p>
      <text:p text:style-name="Standard"/>
      <text:p text:style-name="P5">Verdadero. Otros procesos serian el mantenimiento y documentación.</text:p>
      <text:p text:style-name="Standard"/>
      <text:p text:style-name="P1">4) El mantenimiento lo constituyen las actividades para mantener sin</text:p>
      <text:p text:style-name="P1">cambios el sistema.</text:p>
      <text:p text:style-name="Standard"/>
      <text:p text:style-name="P5">Falso. En el mantenimiento constituye de cambios o mejoras.</text:p>
      <text:p text:style-name="Standard"/>
      <text:p text:style-name="P1">5) En la actividad de análisis de los requisitos software los desarrolladores</text:p>
      <text:p text:style-name="P1">obtienen de los futuros usuarios los requisitos que piden al sistema.</text:p>
      <text:p text:style-name="Standard"/>
      <text:p text:style-name="P11">Verdadero. Ya que el usuario es el que nos diría que necesitamos, con el producto ya expuesto.</text:p>
      <text:p text:style-name="Standard"/>
      <text:p text:style-name="P1">6) La combinación de modelos puede ser ventajoso a la hora de trabajar</text:p>
      <text:p text:style-name="P1">con software para solucionar un problema.</text:p>
      <text:p text:style-name="Standard"/>
      <text:p text:style-name="P11">Verdadero. Hay modelos que se pueden enlazar para tener mejor resultado.</text:p>
      <text:p text:style-name="Standard"/>
      <text:p text:style-name="P1"/>
      <text:p text:style-name="P12">7) Busca información referente a la norma española de METRICA-3(quien la</text:p>
      <text:p text:style-name="P1">promueve, objetivos,diferentes versiones)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08:03:00</meta:creation-date>
    <meta:initial-creator>eider</meta:initial-creator>
    <dc:date>2018-10-22T10:04:15.902000000</dc:date>
    <meta:editing-duration>PT33M20S</meta:editing-duration>
    <meta:editing-cycles>4</meta:editing-cycles>
    <meta:generator>LibreOffice/6.1.0.3$Windows_X86_64 LibreOffice_project/efb621ed25068d70781dc026f7e9c5187a4decd1</meta:generator>
    <meta:document-statistic meta:table-count="0" meta:image-count="0" meta:object-count="0" meta:page-count="2" meta:paragraph-count="32" meta:word-count="316" meta:character-count="2008" meta:non-whitespace-character-count="1723"/>
  </office:meta>
</office:document-meta>
</file>